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text-properties fo:font-size="16pt" fo:font-weight="bold" style:font-size-asian="16pt" style:font-weight-asian="bold" style:font-size-complex="16pt" style:font-weight-complex="bold"/>
    </style:style>
    <style:style style:name="P4" style:family="paragraph" style:parent-style-name="Standard">
      <style:text-properties fo:font-style="italic" fo:font-weight="bold" style:font-style-asian="italic" style:font-weight-asian="bold" style:font-style-complex="italic" style:font-weight-complex="bold"/>
    </style:style>
    <style:style style:name="P5" style:family="paragraph" style:parent-style-name="Standard">
      <style:text-properties fo:font-style="normal" fo:font-weight="normal" style:font-style-asian="normal" style:font-weight-asian="normal" style:font-style-complex="normal" style:font-weight-complex="normal"/>
    </style:style>
    <style:style style:name="P6" style:family="paragraph" style:parent-style-name="Standard">
      <style:text-properties fo:font-style="normal" fo:font-weight="bold" style:font-style-asian="normal" style:font-weight-asian="bold" style:font-style-complex="normal" style:font-weight-complex="bold"/>
    </style:style>
    <style:style style:name="P7" style:family="paragraph" style:parent-style-name="Standard">
      <style:text-properties fo:font-size="14pt" fo:font-weight="bold" style:font-size-asian="14pt" style:font-weight-asian="bold" style:font-size-complex="14pt" style:font-weight-complex="bold"/>
    </style:style>
    <style:style style:name="P8" style:family="paragraph" style:parent-style-name="Standard">
      <style:text-properties fo:font-size="14pt" fo:font-style="normal" fo:font-weight="bold" style:font-size-asian="14pt" style:font-style-asian="normal" style:font-weight-asian="bold" style:font-size-complex="14pt" style:font-style-complex="normal" style:font-weight-complex="bold"/>
    </style:style>
    <style:style style:name="P9" style:family="paragraph" style:parent-style-name="Standard">
      <style:text-properties fo:font-size="12pt" fo:font-weight="normal" style:font-size-asian="12pt" style:font-weight-asian="normal" style:font-size-complex="12pt" style:font-weight-complex="normal"/>
    </style:style>
    <style:style style:name="P10" style:family="paragraph" style:parent-style-name="Standard">
      <style:text-properties fo:font-size="12pt" fo:font-style="normal" fo:font-weight="bold" style:font-size-asian="12pt" style:font-style-asian="normal" style:font-weight-asian="bold" style:font-size-complex="12pt" style:font-style-complex="normal" style:font-weight-complex="bold"/>
    </style:style>
    <style:style style:name="P11" style:family="paragraph" style:parent-style-name="Standard">
      <style:text-properties fo:font-size="12pt" fo:font-style="normal" fo:font-weight="normal" style:font-size-asian="12pt" style:font-style-asian="normal" style:font-weight-asian="normal" style:font-size-complex="12pt" style:font-style-complex="normal" style:font-weight-complex="normal"/>
    </style:style>
    <style:style style:name="P12" style:family="paragraph" style:parent-style-name="Standard">
      <style:text-properties fo:font-size="12pt" fo:font-style="italic" fo:font-weight="normal" style:font-size-asian="12pt" style:font-style-asian="italic" style:font-weight-asian="normal" style:font-size-complex="12pt" style:font-style-complex="italic" style:font-weight-complex="normal"/>
    </style:style>
    <style:style style:name="P13" style:family="paragraph" style:parent-style-name="Standard">
      <style:text-properties fo:font-style="normal" fo:font-weight="normal" style:font-style-asian="normal" style:font-weight-asian="normal" style:font-style-complex="normal" style:font-weight-complex="normal"/>
    </style:style>
    <style:style style:name="P14" style:family="paragraph" style:parent-style-name="Standard">
      <style:text-properties fo:font-style="normal" fo:font-weight="bold" style:font-style-asian="normal" style:font-weight-asian="bold" style:font-style-complex="normal" style:font-weight-complex="bold"/>
    </style:style>
    <style:style style:name="P15" style:family="paragraph" style:parent-style-name="Standard">
      <style:text-properties fo:font-style="italic" fo:font-weight="bold" style:font-style-asian="italic" style:font-weight-asian="bold" style:font-style-complex="italic" style:font-weight-complex="bold"/>
    </style:style>
    <style:style style:name="P16" style:family="paragraph" style:parent-style-name="Standard">
      <style:text-properties fo:font-size="16pt" fo:font-style="normal" fo:font-weight="bold" style:font-size-asian="16pt" style:font-style-asian="normal" style:font-weight-asian="bold" style:font-size-complex="16pt" style:font-style-complex="normal" style:font-weight-complex="bold"/>
    </style:style>
    <style:style style:name="P17" style:family="paragraph" style:parent-style-name="Standard">
      <style:text-properties fo:font-size="16pt" fo:font-style="normal" fo:font-weight="normal" style:font-size-asian="16pt" style:font-style-asian="normal" style:font-weight-asian="normal" style:font-size-complex="16pt" style:font-style-complex="normal" style:font-weight-complex="normal"/>
    </style:style>
    <style:style style:name="P18" style:family="paragraph" style:parent-style-name="Standard">
      <style:text-properties fo:font-size="12pt" fo:font-style="normal" fo:font-weight="bold" style:font-size-asian="12pt" style:font-style-asian="normal" style:font-weight-asian="bold" style:font-size-complex="12pt" style:font-style-complex="normal" style:font-weight-complex="bold"/>
    </style:style>
    <style:style style:name="P19" style:family="paragraph" style:parent-style-name="Standard">
      <style:text-properties fo:font-size="12pt" fo:font-style="normal" fo:font-weight="normal" style:font-size-asian="12pt" style:font-style-asian="normal" style:font-weight-asian="normal" style:font-size-complex="12pt" style:font-style-complex="normal" style:font-weight-complex="normal"/>
    </style:style>
    <style:style style:name="P20" style:family="paragraph" style:parent-style-name="Standard">
      <style:text-properties fo:font-size="14pt" fo:font-style="normal" fo:font-weight="bold" style:font-size-asian="14pt" style:font-style-asian="normal" style:font-weight-asian="bold" style:font-size-complex="14pt" style:font-style-complex="normal"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style:font-style-asian="italic" style:font-style-complex="italic"/>
    </style:style>
    <style:style style:name="T5" style:family="text">
      <style:text-properties fo:font-style="normal" style:font-style-asian="normal" style:font-style-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fo:font-size="12pt" style:font-size-asian="12pt" style:font-size-complex="12pt"/>
    </style:style>
    <style:style style:name="T9" style:family="text">
      <style:text-properties fo:font-size="12pt" fo:font-weight="bold" style:font-size-asian="12pt" style:font-weight-asian="bold" style:font-size-complex="12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Python</text:p>
      <text:p text:style-name="Standard"/>
      <text:p text:style-name="Standard">\n = newline</text:p>
      <text:p text:style-name="Standard">\t = tab</text:p>
      <text:p text:style-name="Standard"/>
      <text:p text:style-name="Standard">.rstrip() = strip white space to the right</text:p>
      <text:p text:style-name="Standard">.lstrip() = strip white space to the left</text:p>
      <text:p text:style-name="Standard">.strip() = strip white space to the left and right</text:p>
      <text:p text:style-name="Standard"/>
      <text:p text:style-name="Standard">.upper() = turn whole string uppercase</text:p>
      <text:p text:style-name="Standard">.lower() = turn whole string lowercase</text:p>
      <text:p text:style-name="Standard">.title() = capitalize the first letter of each word in string</text:p>
      <text:p text:style-name="Standard"/>
      <text:p text:style-name="Standard">'f”Hello, {variable}!” = f strings, where you can combing strings and variables</text:p>
      <text:p text:style-name="Standard">{} = what you surround variables with in f strings</text:p>
      <text:p text:style-name="Standard"/>
      <text:p text:style-name="Standard">.removeprefix() = remove a prefix, for ex .removeprefix('https://”) removes the https://</text:p>
      <text:p text:style-name="Standard">.removesuffix() = remove a suffix, just like remove prefix</text:p>
      <text:p text:style-name="Standard"/>
      <text:p text:style-name="Standard">** = exponents, for ex 3 ** 3 = 27</text:p>
      <text:p text:style-name="Standard"/>
      <text:p text:style-name="Standard">When you divide any two numbers, you will always get a float as a result, even if the answer is an integer. Ex: 3/1 = 3.0</text:p>
      <text:p text:style-name="Standard"/>
      <text:p text:style-name="Standard">If you mix an integer and a float you will always get a float as well.1 + 2.</text:p>
      <text:p text:style-name="Standard"/>
      <text:p text:style-name="Standard"><text:span text:style-name="T1">Underscores in numbers</text:span>: You can group digits using underscores to make large numbers more readable. Ex: universe_age = 14_000_000_000. print(universe_age) will result in: 14000000000</text:p>
      <text:p text:style-name="Standard"/>
      <text:p text:style-name="P1">Multiple Assignment: <text:span text:style-name="T2">You can assign values to more than one variable using just a single line of code. Ex: x, y, z = 0, 1, 2</text:span></text:p>
      <text:p text:style-name="P2"/>
      <text:p text:style-name="P1">Constants: <text:span text:style-name="T2"><text:s/>Python does not have built in constant types. Python programmers use all CAPITAL letters to indicate that a variable should be treated as a constant and never be changed.</text:span></text:p>
      <text:p text:style-name="P2"/>
      <text:p text:style-name="P3">Lists</text:p>
      <text:p text:style-name="P2"/>
      <text:p text:style-name="P2">.append() = Add an item to the end of a list</text:p>
      <text:p text:style-name="P2">.insert() = insert an item into a list a a specified index. <text:s/>Ex: list.insert(0, 'item')</text:p>
      <text:p text:style-name="P2"/>
      <text:p text:style-name="P2">You can remove an item from a list according to its index of its value</text:p>
      <text:p text:style-name="P2"/>
      <text:p text:style-name="P2">del = delete statement</text:p>
      <text:p text:style-name="P2"/>
      <text:p text:style-name="P2">del list[0] removes the first item in a list, after using del you can no longer access the aim that was removed<text:tab/></text:p>
      <text:p text:style-name="P2"/>
      <text:p text:style-name="P2"/>
      <text:p text:style-name="P2"><text:soft-page-break/></text:p>
      <text:p text:style-name="P2">.pop() = remove last item in a list but lets you work with the item after removing it, assign list.pop() to a variable. The value will be stored in the variable and removed from the list.</text:p>
      <text:p text:style-name="P2"/>
      <text:p text:style-name="P2">You can use pop() to remove an item from any position in a list by including the index of the item you want to remove in the parentheses. Ex: first_owned = motorcycles.pop(0)</text:p>
      <text:p text:style-name="P2"/>
      <text:p text:style-name="P2">.remove() = pass a value into remove and it will remove that value from a list. You can also use remove with a variable so that you can retain access to the removed value. Remove() method deletes only the first occurrence of the value.</text:p>
      <text:p text:style-name="P2"/>
      <text:p text:style-name="P2"/>
      <text:p text:style-name="P1">.sort() method <text:s/><text:span text:style-name="T2">= Permanently sorts a list </text:span>alphabetically<text:span text:style-name="T2">. (sort() method)</text:span></text:p>
      <text:p text:style-name="P2"/>
      <text:p text:style-name="P2">You can sort a list in <text:span text:style-name="T1">reverse-alphabetical </text:span>order by passing the argument <text:span text:style-name="T1">reverse=True </text:span>to the sort method.</text:p>
      <text:p text:style-name="P2"/>
      <text:p text:style-name="P2">To sort a list, but <text:span text:style-name="T1">maintain the original order of the list</text:span>, use the <text:span text:style-name="T1">sorted() function</text:span>. </text:p>
      <text:p text:style-name="P2">Ex: print(sorted(nameOfList))</text:p>
      <text:p text:style-name="P2"/>
      <text:p text:style-name="P2">You can also pass the argument <text:span text:style-name="T1">reverse=True</text:span> to the sorted function.</text:p>
      <text:p text:style-name="P2"/>
      <text:p text:style-name="P2"/>
      <text:p text:style-name="P1">.reverse() method <text:span text:style-name="T2">= reverses the order of a list. .reverse() is permanent but you can always regain the original order by reversing the list again.</text:span></text:p>
      <text:p text:style-name="P2"/>
      <text:p text:style-name="P1">len() function = <text:span text:style-name="T2">find the length of a list. Ex len(nameOfList)</text:span></text:p>
      <text:p text:style-name="P2"/>
      <text:p text:style-name="P1">For Loop</text:p>
      <text:p text:style-name="P1"/>
      <text:p text:style-name="P2">Syntax does not include brackets.</text:p>
      <text:p text:style-name="P1"/>
      <text:p text:style-name="P1">for <text:span text:style-name="T2">(variable name you choose) </text:span>in <text:span text:style-name="T2">(name of list)</text:span>:</text:p>
      <text:p text:style-name="P1"><text:tab/><text:span text:style-name="T2">(task you want looped)</text:span></text:p>
      <text:p text:style-name="P2"/>
      <text:p text:style-name="P2">EX:</text:p>
      <text:p text:style-name="P2"/>
      <text:p text:style-name="P2">numbers = ['one', 'two', 'three']</text:p>
      <text:p text:style-name="P2"/>
      <text:p text:style-name="P1">for <text:span text:style-name="T2">number </text:span>in <text:span text:style-name="T2">numbers:</text:span></text:p>
      <text:p text:style-name="P2"><text:tab/>print(number)</text:p>
      <text:p text:style-name="P2"/>
      <text:p text:style-name="P2">This will loops through the numbers list and print the number one by one. Note the required colon and indentation of the task to be looped. To have a task execute only once, skip the indentation:</text:p>
      <text:p text:style-name="P2"/>
      <text:p text:style-name="P2">for number in numbers:</text:p>
      <text:p text:style-name="P2"><text:tab/>print(numbers)</text:p>
      <text:p text:style-name="P2">print('All done!') <text:s/>This will loop through the three numbers in the list, printing them all once and then print “All done!”</text:p>
      <text:p text:style-name="P2"><text:soft-page-break/></text:p>
      <text:p text:style-name="P1">For Loops Continued</text:p>
      <text:p text:style-name="P1"/>
      <text:p text:style-name="P2">A commonly used naming convention in for loops is having your variable be the singular version and your list being the plural version of a word. ex: for cat in cats, or for dog in dogs, with cats and dogs being the name of the lists.</text:p>
      <text:p text:style-name="P2"/>
      <text:p text:style-name="P1">range() = <text:span text:style-name="T2">generate a series of numbers. (Is called the range() function)</text:span></text:p>
      <text:p text:style-name="P2"/>
      <text:p text:style-name="P1"><text:span text:style-name="T2">use </text:span>range() <text:span text:style-name="T2">with a </text:span>for <text:span text:style-name="T2">loop like so: </text:span></text:p>
      <text:p text:style-name="P2"/>
      <text:p text:style-name="P1">for <text:span text:style-name="T2">value </text:span>in <text:span text:style-name="T2">range(1,6)</text:span></text:p>
      <text:p text:style-name="P2"><text:tab/>print(value)</text:p>
      <text:p text:style-name="P2"/>
      <text:p text:style-name="P1"><text:span text:style-name="T2">Will print 1,2,3,4,5 the second value in the range function is non inclusive, so it will stop at the number before the second number value in </text:span>range().</text:p>
      <text:p text:style-name="P1"/>
      <text:p text:style-name="P2">You can include a third value in <text:span text:style-name="T1">range() </text:span>(ex: <text:span text:style-name="T1">range(</text:span>2, 11, 2<text:span text:style-name="T1">))</text:span>. The third value is the increment amount that will be added each loop. So the example would create 2, 4, 6, 8, 10 </text:p>
      <text:p text:style-name="P1"/>
      <text:p text:style-name="P1"/>
      <text:p text:style-name="P2">You can use <text:span text:style-name="T1">range() and list()</text:span> to make a <text:span text:style-name="T1">list </text:span>of numbers like so:</text:p>
      <text:p text:style-name="P2"/>
      <text:p text:style-name="P2">numbers = <text:span text:style-name="T1">list(range(</text:span>1,6<text:span text:style-name="T1">))</text:span></text:p>
      <text:p text:style-name="P1"/>
      <text:p text:style-name="P1">list() = <text:span text:style-name="T2">create a list – <text:s/>(Is called the list() function)</text:span></text:p>
      <text:p text:style-name="P2"/>
      <text:p text:style-name="P1">min() <text:span text:style-name="T2">= find the lowest value in a list of numbers</text:span></text:p>
      <text:p text:style-name="P2"/>
      <text:p text:style-name="P1">max() = <text:span text:style-name="T2">find the highest value in a list of numbers</text:span></text:p>
      <text:p text:style-name="P2"/>
      <text:p text:style-name="P1">sum() = <text:span text:style-name="T2"><text:s/>find the total sum of a list of numbers</text:span></text:p>
      <text:p text:style-name="P2"/>
      <text:p text:style-name="P1">List comprehension</text:p>
      <text:p text:style-name="P1"/>
      <text:p text:style-name="P2">Another way to generate lists with fewer lines of code.</text:p>
      <text:p text:style-name="P2"/>
      <text:p text:style-name="P1">slice = <text:span text:style-name="T2">a specific group of items in a list</text:span></text:p>
      <text:p text:style-name="P2"/>
      <text:p text:style-name="P2">to slice a list you use bracket notation on the list with values as arguments.</text:p>
      <text:p text:style-name="P2">Some examples</text:p>
      <text:p text:style-name="P2"/>
      <text:p text:style-name="P2">list = [1,2,3,4,5]</text:p>
      <text:p text:style-name="P2"/>
      <text:p text:style-name="P2">print(list[1:4]) will print a list [2,3,4] it starts at index one and ends before index 4</text:p>
      <text:p text:style-name="P2">print(list[0:5]) will print the whole list</text:p>
      <text:p text:style-name="P2">print(list[:4]) will print [1,2,3,4] it starts with index 0 and ends before index 4</text:p>
      <text:p text:style-name="P2">print(list[2:]) will print [3,4,5] it starts with index 2 and prints the remaining list after index 2</text:p>
      <text:p text:style-name="P2">print(list[-3:]) will print [3,4,5] it starts 3 from the last index and prints the remaining list</text:p>
      <text:p text:style-name="P2"><text:soft-page-break/></text:p>
      <text:p text:style-name="P1">Copying a list</text:p>
      <text:p text:style-name="P1"/>
      <text:p text:style-name="P2">my_foods = ['pizza','falafel','cake']</text:p>
      <text:p text:style-name="P2"/>
      <text:p text:style-name="P2">friend_foods = my_foods<text:span text:style-name="T1">[:] </text:span></text:p>
      <text:p text:style-name="P1"/>
      <text:p text:style-name="P2">The bracket notation <text:span text:style-name="T1">[:] </text:span>tells python to copy the whole list, now you have a copy of the list and the original list is unchanged and you can alter them separate from one another.</text:p>
      <text:p text:style-name="P2"/>
      <text:p text:style-name="P2"/>
      <text:p text:style-name="P4">Tuples</text:p>
      <text:p text:style-name="P1"/>
      <text:p text:style-name="P2">Python refers to values that cannot change as <text:span text:style-name="T1">immutable</text:span>, and an immutable list is called a <text:span text:style-name="T1">tuple.</text:span></text:p>
      <text:p text:style-name="P1"/>
      <text:p text:style-name="P2">Sometimes yo will want to create a list of items that cannot change.</text:p>
      <text:p text:style-name="P2"/>
      <text:p text:style-name="P1">Defining a tuple:</text:p>
      <text:p text:style-name="P2"/>
      <text:p text:style-name="P2">A tuple looks just like a list, except that you use parentheses instead of square brackets.</text:p>
      <text:p text:style-name="P2"/>
      <text:p text:style-name="P2">Once you define a tuple, you can access individual elements by using each item's index, just like a list.</text:p>
      <text:p text:style-name="P2"/>
      <text:p text:style-name="P1">*Note: <text:span text:style-name="T2">Tuples are technically defined by the presence of a comma; the parentheses make them look neater and more readable. If you want to define a tuple with one element, you need to include a trailing comma.</text:span></text:p>
      <text:p text:style-name="P2"/>
      <text:p text:style-name="P1">my_tuple = (3,)</text:p>
      <text:p text:style-name="P1"/>
      <text:p text:style-name="P2">It doesn't make sense to build a tuple with one element, but this can happen when tuples are generated automatically.</text:p>
      <text:p text:style-name="P2"/>
      <text:p text:style-name="P2">You can't modify a tuple, but you can assign a new value to a variable that represents a tuple.</text:p>
      <text:p text:style-name="P2"/>
      <text:p text:style-name="P4">IF STATEMENTS</text:p>
      <text:p text:style-name="P4"/>
      <text:p text:style-name="P1">Testing for equality is case sensitive in Python.</text:p>
      <text:p text:style-name="P1"/>
      <text:p text:style-name="P1">Conditional test = An expression that can be evaluated as true or false</text:p>
      <text:p text:style-name="P1"/>
      <text:p text:style-name="P1">A conditional test is at the heart of every IF statement</text:p>
      <text:p text:style-name="P1"/>
      <text:p text:style-name="P1">== checks for equality</text:p>
      <text:p text:style-name="P1"/>
      <text:p text:style-name="P1">!= checks for inequality</text:p>
      <text:p text:style-name="P1"/>
      <text:p text:style-name="P1"/>
      <text:p text:style-name="P2">the keywords <text:span text:style-name="T1"><text:s/>and </text:span><text:s/>and <text:span text:style-name="T1">or </text:span><text:s/>can help you check multiple conditions with IF statements</text:p>
      <text:p text:style-name="P1"/>
      <text:p text:style-name="P2"><text:soft-page-break/></text:p>
      <text:p text:style-name="P2">When using multiple tests in an IF statement you can use parentheses around the individual tests to improve readability. But they are not required. Ex: <text:span text:style-name="T1">if (age_0 &gt;= 21) and (age_1 &gt;= 21):</text:span></text:p>
      <text:p text:style-name="P1"/>
      <text:p text:style-name="P1"/>
      <text:p text:style-name="P2">When the name of a list is used in an if statement, Python returns true if there are one or more items in the last and false if they list is empty.</text:p>
      <text:p text:style-name="P2"/>
      <text:p text:style-name="P1">Dictionary: <text:span text:style-name="T2">A dictionary in Python is a</text:span> <text:span text:style-name="T2">collection of </text:span>key-value pairs<text:span text:style-name="T2">. </text:span></text:p>
      <text:p text:style-name="P2"><text:tab/> <text:s text:c="8"/>Each key is connected to a value, and you can use a key to access the value associated <text:tab/> <text:tab/> <text:s text:c="8"/>with that key.</text:p>
      <text:p text:style-name="P2"/>
      <text:p text:style-name="P1"><text:span text:style-name="T2">In Python a dictionary is wrapped in </text:span>braces { }<text:span text:style-name="T2"> , with a series of key-value pairs inside the braces.</text:span></text:p>
      <text:p text:style-name="P2"/>
      <text:p text:style-name="P1">Key-value pair: <text:span text:style-name="T2">A key-value pair is a set of values associated with each other.</text:span> </text:p>
      <text:p text:style-name="P1"/>
      <text:p text:style-name="P2">To completely remove a key value pair from a dictionary use the <text:span text:style-name="T1">del statement</text:span>.</text:p>
      <text:p text:style-name="P2">Ex: <text:span text:style-name="T1">del </text:span>dictionary_name['key_name']</text:p>
      <text:p text:style-name="P1">** This removes the value permanently.</text:p>
      <text:p text:style-name="P1"/>
      <text:p text:style-name="P1">get() method: <text:span text:style-name="T2">The get() method can be used to set a default value that will be returned if the requested key doesn't exist.</text:span></text:p>
      <text:p text:style-name="P1"><text:span text:style-name="T2">Ex: point_value = dictionary</text:span>.get(<text:span text:style-name="T2">'points', 'No point value assigned.'</text:span>)</text:p>
      <text:p text:style-name="P1"/>
      <text:p text:style-name="P2">In this example, if dictionary['points'] has a value, it will be assigned to the variable point_value, and if it does not the variable will be assigned the value 'No point value assigned'</text:p>
      <text:p text:style-name="P2"/>
      <text:p text:style-name="P1">items() method: <text:span text:style-name="T2"><text:s/>Use the items() method when you need to access both the key and the value of a key-value pair. Ex: names = {'firstName': 'James', 'lastName': 'Wagner'}</text:span></text:p>
      <text:p text:style-name="P2"/>
      <text:p text:style-name="P2">for first, last in names:</text:p>
      <text:p text:style-name="P2">print(f'{firstName} {lastName}')</text:p>
      <text:p text:style-name="P2"/>
      <text:p text:style-name="P1">keys() method and value() method: </text:p>
      <text:p text:style-name="P2"/>
      <text:p text:style-name="P1">in/not in: <text:span text:style-name="T2">You can use </text:span>in <text:span text:style-name="T2">or </text:span>not in<text:span text:style-name="T2"> in an if statement to determine if a value is in a list</text:span></text:p>
      <text:p text:style-name="P2"/>
      <text:p text:style-name="P1">set() = <text:span text:style-name="T2">A set is a collection in which each item must be unique.</text:span></text:p>
      <text:p text:style-name="P2"/>
      <text:p text:style-name="P1"><text:span text:style-name="T2">You can build a </text:span>set <text:span text:style-name="T2"><text:s/>directly using braces and separating the elements with commas. Ex:</text:span></text:p>
      <text:p text:style-name="P2"/>
      <text:p text:style-name="P2">languages = {'python', 'rust', 'python', 'c'}</text:p>
      <text:p text:style-name="P1"><text:span text:style-name="T2">print(languages) would return </text:span>{'rust', 'python', 'c'}</text:p>
      <text:p text:style-name="P1"/>
      <text:p text:style-name="P2">It's easy to mistake sets for dictionaries because they are both wrapped in braces. When you see braces but <text:span text:style-name="T1"><text:s/>no key-value pairs </text:span>you are probably looking at a <text:span text:style-name="T1">set</text:span>. Unlike lists and dictionaries, sets do not retain items in any specific order.</text:p>
      <text:p text:style-name="P2"/>
      <text:p text:style-name="P1"/>
      <text:p text:style-name="P1"><text:soft-page-break/></text:p>
      <text:p text:style-name="P1">NESTING</text:p>
      <text:p text:style-name="P1"/>
      <text:p text:style-name="P2">Sometimes you will want to store multiple dictionaries in a list, or a list of items as a value in a dictionary. This is called <text:span text:style-name="T1">nesting. </text:span>You can nest dictionaries inside a list, a list of items inside a dictionary, or even a dictionary inside another dictionary. <text:span text:style-name="T1">Nesting is a powerful feature.</text:span></text:p>
      <text:p text:style-name="P1"/>
      <text:p text:style-name="P1">Chapter 7 – User Input and While Loops</text:p>
      <text:p text:style-name="P1"/>
      <text:p text:style-name="P2">The <text:span text:style-name="T1">input() function </text:span>pauses your program and waits for the user to enter some text. Once Python receives the user's input it assigns that input to a variable to make it easier for you to work with.</text:p>
      <text:p text:style-name="P2"/>
      <text:p text:style-name="P2">the <text:span text:style-name="T1">int() function </text:span><text:s/>can be used to convert the input string to a numerical value.</text:p>
      <text:p text:style-name="P2"/>
      <text:p text:style-name="P2">When you use numerical input to do calculations and comparisons, be sure to convert the input value to a numerical representation first.</text:p>
      <text:p text:style-name="P2"/>
      <text:p text:style-name="P2">The <text:span text:style-name="T1">Modulo Operator</text:span></text:p>
      <text:p text:style-name="P1"/>
      <text:p text:style-name="P2"><text:s/>A useful too for working with numerical information s the <text:span text:style-name="T1"><text:s/>modulo operator (%)</text:span>, which divides one number by another number an returns the remainder.</text:p>
      <text:p text:style-name="P2"/>
      <text:p text:style-name="P2">Ex: </text:p>
      <text:p text:style-name="P2">4 % 3 = 1</text:p>
      <text:p text:style-name="P2">5 % 3 = 2</text:p>
      <text:p text:style-name="P2">6 % 3 = 0</text:p>
      <text:p text:style-name="P2">7 % 3 = 1</text:p>
      <text:p text:style-name="P2"/>
      <text:p text:style-name="P1">Introducing while Loops</text:p>
      <text:p text:style-name="P1"/>
      <text:p text:style-name="P2">The for loop takes a collection of items and executes a block of code once for each item in the collection. <text:span text:style-name="T1">In contrast, </text:span><text:s/>the <text:span text:style-name="T1">while loop </text:span>runs as long as or <text:span text:style-name="T3">while, </text:span><text:span text:style-name="T5">a certain condition is true.</text:span></text:p>
      <text:p text:style-name="P5"/>
      <text:p text:style-name="P5">ex:</text:p>
      <text:p text:style-name="P5"/>
      <text:p text:style-name="P1"><text:span text:style-name="T5">while </text:span><text:span text:style-name="T6">message != 'quit':</text:span></text:p>
      <text:p text:style-name="P5"><text:tab/>message = input(prompt)</text:p>
      <text:p text:style-name="P5"/>
      <text:p text:style-name="P5"><text:tab/>if message != 'quit':</text:p>
      <text:p text:style-name="P5"><text:tab/><text:tab/>print(message)</text:p>
      <text:p text:style-name="P5"/>
      <text:p text:style-name="P6">Flags:</text:p>
      <text:p text:style-name="P6"/>
      <text:p text:style-name="P2"><text:span text:style-name="T5">For a program that should run only as long as many conditions are true, you can define one variable that determines whether or not the entire program is active. This variable, called a </text:span><text:span text:style-name="T7">flag</text:span><text:span text:style-name="T5">, acts as a signal to the program. If the flag is </text:span><text:span text:style-name="T7">True </text:span><text:span text:style-name="T5">the program continues to run and if the flag is </text:span><text:span text:style-name="T7">False </text:span><text:span text:style-name="T5">the program stops.</text:span></text:p>
      <text:p text:style-name="P5"/>
      <text:p text:style-name="P5"/>
      <text:p text:style-name="P5"><text:soft-page-break/></text:p>
      <text:p text:style-name="P6">Breaks:</text:p>
      <text:p text:style-name="P6"/>
      <text:p text:style-name="P2"><text:span text:style-name="T5">To exit a while loop immediately without running any remaining code in the loop, regardless of the results of any conditional test, use the </text:span><text:span text:style-name="T7">break statement</text:span><text:span text:style-name="T5">. </text:span></text:p>
      <text:p text:style-name="P5"/>
      <text:p text:style-name="P2"><text:span text:style-name="T5">Note: You can use a </text:span><text:span text:style-name="T7">break statement </text:span><text:span text:style-name="T5">in any of Python's loops.</text:span></text:p>
      <text:p text:style-name="P5"/>
      <text:p text:style-name="P5"/>
      <text:p text:style-name="P6">Continue:</text:p>
      <text:p text:style-name="P6"/>
      <text:p text:style-name="P2"><text:span text:style-name="T5">You can use the </text:span><text:span text:style-name="T7">continue statement </text:span><text:span text:style-name="T5">to return to the beginning of the loop based on the result of a conditional test.</text:span></text:p>
      <text:p text:style-name="P5"/>
      <text:p text:style-name="P5">Ex:</text:p>
      <text:p text:style-name="P5"/>
      <text:p text:style-name="P5">current_number = 0</text:p>
      <text:p text:style-name="P5">while current_number &lt; 10:</text:p>
      <text:p text:style-name="P5"><text:tab/>current_number += 1</text:p>
      <text:p text:style-name="P5"><text:tab/>if current_number % 2 == 0:</text:p>
      <text:p text:style-name="P2"><text:span text:style-name="T5"><text:tab/><text:tab/></text:span><text:span text:style-name="T7">continue</text:span></text:p>
      <text:p text:style-name="P5"><text:tab/></text:p>
      <text:p text:style-name="P5"><text:tab/>print(current_number)</text:p>
      <text:p text:style-name="P5"/>
      <text:p text:style-name="P6"/>
      <text:p text:style-name="P6">Avoiding Infinite Loops:</text:p>
      <text:p text:style-name="P6"/>
      <text:p text:style-name="P2"><text:span text:style-name="T5">If your program gets stuck in an infinite loop press </text:span><text:span text:style-name="T7">CTRL-C </text:span><text:span text:style-name="T5">or just close the terminal window displaying your program's output. Make sure you click in the output area before pressing CTRL-C.</text:span></text:p>
      <text:p text:style-name="P5"/>
      <text:p text:style-name="P5"/>
      <text:p text:style-name="P6">Using a while loop with lists and dictionaries:</text:p>
      <text:p text:style-name="P6"/>
      <text:p text:style-name="P2"><text:span text:style-name="T5">A for loop is effective for looping through a list,</text:span><text:span text:style-name="T7"> but you shouldn't modify a list inside a for loop</text:span><text:span text:style-name="T5"> because Python will have trouble keeping track of the items in the list. To modify a list as you work through it , </text:span><text:span text:style-name="T7"><text:s/>use a while loop. </text:span><text:span text:style-name="T5">Using while loops with lists and dictionaries allows you to collect, store, and organize lots of input to examine and report on later.</text:span></text:p>
      <text:p text:style-name="P5"/>
      <text:p text:style-name="P5"/>
      <text:p text:style-name="P1"/>
      <text:p text:style-name="P1">Chapter 8</text:p>
      <text:p text:style-name="P1"/>
      <text:p text:style-name="P1">Keywords to expand on:</text:p>
      <text:p text:style-name="P1"/>
      <text:p text:style-name="P1">positional arguments</text:p>
      <text:p text:style-name="P1"/>
      <text:p text:style-name="P1">keyword arguments</text:p>
      <text:p text:style-name="P1"/>
      <text:p text:style-name="P1"/>
      <text:p text:style-name="P2"><text:soft-page-break/></text:p>
      <text:p text:style-name="P2">default values</text:p>
      <text:p text:style-name="P2">note: When you use default values any parameter with a default value needs to be listed after all the parameters that don't have default values. This allows Python to continue to interpret positional arguments correctly. </text:p>
      <text:p text:style-name="P2"/>
      <text:p text:style-name="P1">Return Values:</text:p>
      <text:p text:style-name="P2">When you call a function that returns a value, you need to provide a variable that the return value can be assigned to.</text:p>
      <text:p text:style-name="P2"/>
      <text:p text:style-name="P1">Preventing a function from modifying a list.</text:p>
      <text:p text:style-name="P1"/>
      <text:p text:style-name="P2">You can send a copy of a list to a function (so that the original will NOT be modified) like this:</text:p>
      <text:p text:style-name="P2"/>
      <text:p text:style-name="P2">function_name(list_name<text:span text:style-name="T1">[:]</text:span>) ← slice notation</text:p>
      <text:p text:style-name="P2"/>
      <text:p text:style-name="P2">** Even though you can preserve the contents of a list by passing a copy to a function, you should pass the original list to the functions unless you have a specific reason to pass a copy. It is more efficient for a function to work with an existing list. This is especially true when working with large lists.</text:p>
      <text:p text:style-name="P2"/>
      <text:p text:style-name="P7">Passing an arbitrary number of arguments to a function (pg 146)</text:p>
      <text:p text:style-name="P1"/>
      <text:p text:style-name="P2">Sometimes you won't know ahead of time how many arguments a function needs to accept. <text:span text:style-name="T1">Python allows a function to collect an arbitrary number of arguments from the calling statement. </text:span></text:p>
      <text:p text:style-name="P2"/>
      <text:p text:style-name="P2">An example:</text:p>
      <text:p text:style-name="P2"/>
      <text:p text:style-name="P2">def make_pizza(<text:span text:style-name="T1">*</text:span>toppings):</text:p>
      <text:p text:style-name="P2"><text:tab/>print(toppings)</text:p>
      <text:p text:style-name="P2"/>
      <text:p text:style-name="P1">The asterisk in the parameter name <text:span text:style-name="T4">*toppings </text:span><text:span text:style-name="T5">tells Python to make a tuple called toppings, containing all the values this function receives. Note that Python packs all the arguments into a tuple even if the function receives only one value.</text:span></text:p>
      <text:p text:style-name="P6"/>
      <text:p text:style-name="P6"/>
      <text:p text:style-name="P6">Mixing Positional and arbitrary arguments:</text:p>
      <text:p text:style-name="P6"/>
      <text:p text:style-name="P9"><text:span text:style-name="T5">If you want a function to accept sever kinds of argument, the parameter that accepts an arbitrary number of arguments </text:span><text:span text:style-name="T7">must be placed last in the function definition.</text:span></text:p>
      <text:p text:style-name="P10"/>
      <text:p text:style-name="P9"><text:span text:style-name="T7">**Note: </text:span><text:span text:style-name="T5"><text:s/>You will often see the generic parameter </text:span><text:span text:style-name="T7">*args</text:span><text:span text:style-name="T5">, which collects arbitrary positional arguments.</text:span></text:p>
      <text:p text:style-name="P11"/>
      <text:p text:style-name="P11"/>
      <text:p text:style-name="P8"/>
      <text:p text:style-name="P8"/>
      <text:p text:style-name="P8"/>
      <text:p text:style-name="P8"/>
      <text:p text:style-name="P8"/>
      <text:p text:style-name="P8"><text:soft-page-break/></text:p>
      <text:p text:style-name="P8">Using arbitrary keyword arguments:</text:p>
      <text:p text:style-name="P8"/>
      <text:p text:style-name="P9"><text:span text:style-name="T5">Sometimes you'll want o accept an arbitrary number of arguments, but you won't know ahead of time what kind of information will be passed to the function. In this case, you can write functions that accept as many </text:span><text:span text:style-name="T7">key-value pairs as the calling statement provides.</text:span></text:p>
      <text:p text:style-name="P10"/>
      <text:p text:style-name="P9"><text:span text:style-name="T7">ex: </text:span><text:span text:style-name="T5">def build_profile(first, last, </text:span><text:span text:style-name="T7">**user_info</text:span><text:span text:style-name="T5">)</text:span></text:p>
      <text:p text:style-name="P11"/>
      <text:p text:style-name="P9"><text:span text:style-name="T5">The double asterisks before the parameter **user_info cause Python to </text:span><text:span text:style-name="T7"><text:s/>create a dictionary called user_info containing all the extra name-value pairs the function receives. </text:span><text:span text:style-name="T5">Within the function you you can access the key-value pairs in user_info just as you would for any dictionary.</text:span></text:p>
      <text:p text:style-name="P11"/>
      <text:p text:style-name="P9"><text:span text:style-name="T5">Note: You will often see the parameter name </text:span><text:span text:style-name="T7">**kwargs </text:span><text:span text:style-name="T5"><text:s/>used to collect nonspecific keyword arguments</text:span></text:p>
      <text:p text:style-name="P11"/>
      <text:p text:style-name="P10">Modules</text:p>
      <text:p text:style-name="P10"/>
      <text:p text:style-name="P10">Storing your functions in modules.</text:p>
      <text:p text:style-name="P10"/>
      <text:p text:style-name="P10"/>
      <text:p text:style-name="P11">When you use descriptive names for you functions, your programs become much easier to follow. <text:span text:style-name="T1">You can go a step further by storing your functions in a separate file called a </text:span><text:span text:style-name="T3">module </text:span><text:span text:style-name="T1">and then </text:span><text:span text:style-name="T3">importing </text:span><text:span text:style-name="T1">that module into your main program.</text:span></text:p>
      <text:p text:style-name="P10"/>
      <text:p text:style-name="P11">An <text:span text:style-name="T1">import statement </text:span>tells Python to make the code in a module available in the currently running program file.</text:p>
      <text:p text:style-name="P11"/>
      <text:p text:style-name="P11">Knowing how to import functions also allows you to use libraries of functions that other programmers have written.</text:p>
      <text:p text:style-name="P11"/>
      <text:p text:style-name="P11">A <text:span text:style-name="T1">module </text:span>is a file ending in <text:span text:style-name="T4">.py</text:span> that contains the code that you want to import into your program.</text:p>
      <text:p text:style-name="P11"/>
      <text:p text:style-name="P11">If a module is in same directory as the program you are running the syntax is: <text:span text:style-name="T3">import module_name</text:span></text:p>
      <text:p text:style-name="P12"/>
      <text:p text:style-name="P11">To call functions from the imported directory <text:span text:style-name="T1">enter the name of the module imported, followed by the name of the function, separated by a dot.</text:span></text:p>
      <text:p text:style-name="P10"/>
      <text:p text:style-name="P11">Ex: <text:span text:style-name="T4">module_name</text:span><text:span text:style-name="T3">.</text:span><text:span text:style-name="T4">funtion_name()</text:span></text:p>
      <text:p text:style-name="P10"/>
      <text:p text:style-name="P1"/>
      <text:p text:style-name="P1"/>
      <text:p text:style-name="P1"/>
      <text:p text:style-name="P1"/>
      <text:p text:style-name="P1"/>
      <text:p text:style-name="P1"/>
      <text:p text:style-name="P1"/>
      <text:p text:style-name="P1"/>
      <text:p text:style-name="P1"/>
      <text:p text:style-name="P1"><text:soft-page-break/></text:p>
      <text:p text:style-name="P1">Importing Specific Functions</text:p>
      <text:p text:style-name="P1"/>
      <text:p text:style-name="P2">To import a specific function use the following syntax:</text:p>
      <text:p text:style-name="P2"/>
      <text:p text:style-name="P4">from module_name import function_name</text:p>
      <text:p text:style-name="P4"/>
      <text:p text:style-name="P5">You can import as many functions as you want by separating each functions name with a comma.</text:p>
      <text:p text:style-name="P5"/>
      <text:p text:style-name="P6">from module_name import function_0, function_1, function_2</text:p>
      <text:p text:style-name="P6"/>
      <text:p text:style-name="P6">** <text:span text:style-name="T2">With this syntax </text:span>you do not need to use dot notation <text:span text:style-name="T2">when you call the function</text:span></text:p>
      <text:p text:style-name="P5"/>
      <text:p text:style-name="P5"/>
      <text:p text:style-name="P6">Using 'as' to give a function an Alias</text:p>
      <text:p text:style-name="P6"/>
      <text:p text:style-name="P5">If the name of a function you're importing might conflict with an existing name in your program, or if the function name is long, you can use a short, unique <text:span text:style-name="T3">alias</text:span> – an alternative name similar to a nickname for the function.</text:p>
      <text:p text:style-name="P5"/>
      <text:p text:style-name="P5">ex: from module_name import function_name <text:span text:style-name="T1">as </text:span><text:span text:style-name="T3">fn</text:span></text:p>
      <text:p text:style-name="P4"/>
      <text:p text:style-name="P4">fn = alias_name</text:p>
      <text:p text:style-name="P4"/>
      <text:p text:style-name="P4">Using 'as' to give a module <text:s/>an Alias</text:p>
      <text:p text:style-name="P5"/>
      <text:p text:style-name="P5">Just like above simply use import and as with the module name.</text:p>
      <text:p text:style-name="P5"/>
      <text:p text:style-name="P5">ex: <text:span text:style-name="T3">import module_name as mn</text:span></text:p>
      <text:p text:style-name="P4"/>
      <text:p text:style-name="P4"/>
      <text:p text:style-name="P6">Importing all functions in a module</text:p>
      <text:p text:style-name="P5"/>
      <text:p text:style-name="P5">You can tell Python to import every function in a module by using the asterisk(*) operator:</text:p>
      <text:p text:style-name="P5"/>
      <text:p text:style-name="P5">from <text:span text:style-name="T4">module_name </text:span>import <text:span text:style-name="T1">*</text:span></text:p>
      <text:p text:style-name="P6"/>
      <text:p text:style-name="P5"><text:span text:style-name="T1">Note: </text:span>Dont use this specific approach, especially in large modules you didn't write.</text:p>
      <text:p text:style-name="P5"/>
      <text:p text:style-name="P5"/>
      <text:p text:style-name="P5"/>
      <text:p text:style-name="P16"/>
      <text:p text:style-name="P16"/>
      <text:p text:style-name="P16"/>
      <text:p text:style-name="P16"/>
      <text:p text:style-name="P16"/>
      <text:p text:style-name="P16"/>
      <text:p text:style-name="P16"><text:soft-page-break/>Chapter 9: Classes</text:p>
      <text:p text:style-name="P16"/>
      <text:p text:style-name="P16">**<text:span text:style-name="T8"> A lot being introduced and going on with this chapter. Should definitely go through it more than once and update the notes each time through, for the first time through I will keep sparse notes as to not take too much time.</text:span></text:p>
      <text:p text:style-name="P16"><text:span text:style-name="T8"/></text:p>
      <text:p text:style-name="P17"><text:span text:style-name="T8">By convention, </text:span><text:span text:style-name="T9">capitalized names refer to classes in Python.</text:span></text:p>
      <text:p text:style-name="P17"><text:span text:style-name="T9"/></text:p>
      <text:p text:style-name="P17"><text:span text:style-name="T8">There are </text:span><text:span text:style-name="T9">no parentheses in a class definition when creating a class from scratch.</text:span></text:p>
      <text:p text:style-name="P17"><text:span text:style-name="T9"/></text:p>
      <text:p text:style-name="P17"><text:span text:style-name="T8">We then write a docstring describing what this class does.</text:span></text:p>
      <text:p text:style-name="P17"><text:span text:style-name="T8"/></text:p>
      <text:p text:style-name="P8"/>
      <text:p text:style-name="P8">The __init()__ method.</text:p>
      <text:p text:style-name="P8"/>
      <text:p text:style-name="P11">A function that is part of a class is a method.</text:p>
      <text:p text:style-name="P11"/>
      <text:p text:style-name="P11">Everything we have learned about functions applies to methods as well.</text:p>
      <text:p text:style-name="P11"/>
      <text:p text:style-name="P11">The __init()__ method is a special method that Python runs automatically when ever we create a new instance based on a class.</text:p>
      <text:p text:style-name="P11"/>
      <text:p text:style-name="P11">The method has <text:span text:style-name="T1">two leading underscores and two trailing underscores.</text:span></text:p>
      <text:p text:style-name="P11"><text:span text:style-name="T1"/></text:p>
      <text:p text:style-name="P11"><text:span text:style-name="T1">Always make sure to use two underscores on each side of init()</text:span></text:p>
      <text:p text:style-name="P11"><text:span text:style-name="T1"/></text:p>
      <text:p text:style-name="P11">For the Dog class example (dog.py in Chapter 9): We define the __init__() method to have three parameters: self, name, and age. <text:span text:style-name="T1">The self parameter is required in the method definition, and it must come first, before the other parameters. </text:span>It must be included in the definition because when Python calls this method later(to create instance of Dog). The method will <text:span text:style-name="T1">automatically pass the self argument. </text:span>Every method call associated with an instance automatically passes self.</text:p>
      <text:p text:style-name="P11"/>
      <text:p text:style-name="P11">class Dog:</text:p>
      <text:p text:style-name="P11"><text:tab/>“”” A simple attempt to model a dog.”””</text:p>
      <text:p text:style-name="P11"/>
      <text:p text:style-name="P11"><text:tab/>def__init__(self, name, age):</text:p>
      <text:p text:style-name="P11"><text:tab/><text:tab/>“””Initialize name and age attributes”””</text:p>
      <text:p text:style-name="P11"><text:tab/><text:tab/>self.name = name</text:p>
      <text:p text:style-name="P11"><text:tab/><text:tab/>self.age = age</text:p>
      <text:p text:style-name="P11"/>
      <text:p text:style-name="P11">-add notes about calling instance-</text:p>
      <text:p text:style-name="P11"/>
      <text:p text:style-name="P11">my_dog = Dog('Willie', 6)</text:p>
      <text:p text:style-name="P11"/>
      <text:p text:style-name="P11">To access attributes of an instance, use dot notation: <text:span text:style-name="T1">my_dog.name</text:span> and <text:span text:style-name="T1">my_dog.age</text:span></text:p>
      <text:p text:style-name="P11"><text:span text:style-name="T1"/></text:p>
      <text:p text:style-name="P11"><text:span text:style-name="T1"/></text:p>
      <text:p text:style-name="P11"><text:soft-page-break/><text:span text:style-name="T1"/></text:p>
      <text:p text:style-name="P11"/>
      <text:p text:style-name="P11"/>
      <text:p text:style-name="P11"/>
      <text:p text:style-name="P17"><text:span text:style-name="T9"/></text:p>
      <text:p text:style-name="P17"><text:span text:style-name="T9"/></text:p>
      <text:p text:style-name="P16"><text:span text:style-name="T8"/></text:p>
      <text:p text:style-name="P16"><text:span text:style-name="T8"/></text:p>
      <text:p text:style-name="P16"/>
      <text:p text:style-name="P10"/>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Wagner</meta:initial-creator>
    <meta:creation-date>2024-01-31T11:24:44.43</meta:creation-date>
    <dc:date>2024-03-18T22:53:20.44</dc:date>
    <dc:creator>James Wagner</dc:creator>
    <meta:editing-duration>P19DT19H8M12S</meta:editing-duration>
    <meta:editing-cycles>77</meta:editing-cycles>
    <meta:generator>OpenOffice/4.1.13$Win32 OpenOffice.org_project/4113m1$Build-9810</meta:generator>
    <meta:document-statistic meta:table-count="0" meta:image-count="0" meta:object-count="0" meta:page-count="12" meta:paragraph-count="227" meta:word-count="3011" meta:character-count="17185"/>
  </office:meta>
</office:document-meta>
</file>